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Times New Roman1" svg:font-family="'Times New Roman'" style:font-family-generic="roman"/>
    <style:font-face style:name="Calibri1" svg:font-family="Calibri" style:font-pitch="variable"/>
    <style:font-face style:name="Courier New" svg:font-family="'Courier New'" style:font-pitch="variable"/>
    <style:font-face style:name="Lohit Devanagari2" svg:font-family="'Lohit Devanagari'" style:font-pitch="variable"/>
    <style:font-face style:name="文泉驛正黑1" svg:font-family="文泉驛正黑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, Bold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line-height-at-least="0.0693in" fo:text-align="center" style:justify-single-word="false"/>
      <style:text-properties fo:color="#000000" style:font-name="Times New Roman" fo:font-size="10pt" style:font-size-asian="10pt" style:font-name-complex="Times New Roman" style:font-size-complex="10pt"/>
    </style:style>
    <style:style style:name="P2" style:family="paragraph" style:parent-style-name="Standard">
      <style:paragraph-properties fo:margin-top="0in" fo:margin-bottom="0in" style:line-height-at-least="0.0693in"/>
      <style:text-properties fo:color="#000000"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P3" style:family="paragraph" style:parent-style-name="Standard">
      <style:paragraph-properties fo:margin-top="0in" fo:margin-bottom="0in" style:line-height-at-least="0.0693in" fo:text-align="center" style:justify-single-word="false"/>
      <style:text-properties fo:color="#0000ff" style:font-name="Times New Roman" fo:font-size="10pt" style:font-size-asian="10pt" style:font-name-complex="Times New Roman" style:font-size-complex="10pt"/>
    </style:style>
    <style:style style:name="P4" style:family="paragraph" style:parent-style-name="Standard">
      <style:paragraph-properties fo:margin-left="0in" fo:margin-right="0in" fo:text-indent="0.5in" style:auto-text-indent="false"/>
      <style:text-properties fo:color="#000000" style:font-name="Times New Roman" fo:font-size="10pt" style:font-size-asian="10pt" style:font-name-complex="Times New Roman" style:font-size-complex="10pt"/>
    </style:style>
    <style:style style:name="P5" style:family="paragraph" style:parent-style-name="Standard">
      <style:paragraph-properties fo:margin-left="0in" fo:margin-right="0in" fo:margin-top="0in" fo:margin-bottom="0in" style:line-height-at-least="0.0693in" fo:text-indent="0.5in" style:auto-text-indent="false"/>
    </style:style>
    <style:style style:name="P6" style:family="paragraph" style:parent-style-name="Standard">
      <style:paragraph-properties fo:margin-left="0in" fo:margin-right="0in" fo:margin-top="0in" fo:margin-bottom="0in" style:line-height-at-least="0.0693in" fo:text-indent="0.5in" style:auto-text-indent="false"/>
      <style:text-properties fo:color="#000000" style:font-name="Times New Roman" fo:font-size="10pt" style:font-size-asian="10pt" style:font-name-complex="Times New Roman" style:font-size-complex="10pt"/>
    </style:style>
    <style:style style:name="P7" style:family="paragraph" style:parent-style-name="Standard" style:master-page-name="Standard">
      <style:paragraph-properties fo:margin-top="0in" fo:margin-bottom="0in" style:line-height-at-least="0.0693in" fo:text-align="center" style:justify-single-word="false" style:page-number="auto"/>
      <style:text-properties fo:color="#000000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8" style:family="paragraph" style:parent-style-name="Standard">
      <style:paragraph-properties fo:margin-top="0in" fo:margin-bottom="0in" style:line-height-at-least="0.0693in"/>
      <style:text-properties fo:color="#000000"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P9" style:family="paragraph" style:parent-style-name="Standard" style:list-style-name="L2">
      <style:paragraph-properties fo:margin-top="0in" fo:margin-bottom="0in" style:line-height-at-least="0.0693in"/>
      <style:text-properties fo:color="#000000" style:font-name="Times New Roman" fo:font-size="10pt" style:font-size-asian="10pt" style:font-name-complex="Times New Roman" style:font-size-complex="10pt"/>
    </style:style>
    <style:style style:name="P10" style:family="paragraph" style:parent-style-name="Standard" style:list-style-name="L8">
      <style:paragraph-properties fo:margin-top="0in" fo:margin-bottom="0in" style:line-height-at-least="0.0693in"/>
      <style:text-properties fo:color="#000000" style:font-name="Times New Roman" fo:font-size="10pt" style:font-size-asian="10pt" style:font-name-complex="Times New Roman" style:font-size-complex="10pt"/>
    </style:style>
    <style:style style:name="P11" style:family="paragraph" style:parent-style-name="Standard" style:list-style-name="L7">
      <style:paragraph-properties fo:margin-top="0in" fo:margin-bottom="0in" style:line-height-at-least="0.0693in"/>
      <style:text-properties fo:color="#000000" style:font-name="Times New Roman" fo:font-size="10pt" fo:font-style="normal" style:font-size-asian="10pt" style:font-style-asian="normal" style:font-name-complex="Times New Roman" style:font-size-complex="10pt" style:font-style-complex="normal"/>
    </style:style>
    <style:style style:name="P12" style:family="paragraph" style:parent-style-name="Standard" style:list-style-name="L2">
      <style:paragraph-properties fo:margin-top="0in" fo:margin-bottom="0in" style:line-height-at-least="0.0693in"/>
    </style:style>
    <style:style style:name="P13" style:family="paragraph" style:parent-style-name="Standard" style:list-style-name="L3">
      <style:paragraph-properties fo:margin-top="0in" fo:margin-bottom="0in" style:line-height-at-least="0.0693in"/>
    </style:style>
    <style:style style:name="P14" style:family="paragraph" style:parent-style-name="Standard" style:list-style-name="L4">
      <style:paragraph-properties fo:margin-top="0in" fo:margin-bottom="0in" style:line-height-at-least="0.0693in"/>
    </style:style>
    <style:style style:name="P15" style:family="paragraph" style:parent-style-name="Standard" style:list-style-name="L5">
      <style:paragraph-properties fo:margin-top="0in" fo:margin-bottom="0in" style:line-height-at-least="0.0693in"/>
    </style:style>
    <style:style style:name="P16" style:family="paragraph" style:parent-style-name="Standard" style:list-style-name="L6">
      <style:paragraph-properties fo:margin-top="0in" fo:margin-bottom="0in" style:line-height-at-least="0.0693in"/>
    </style:style>
    <style:style style:name="P17" style:family="paragraph" style:parent-style-name="Standard" style:list-style-name="L9">
      <style:paragraph-properties fo:margin-top="0in" fo:margin-bottom="0in" style:line-height-at-least="0.0693in"/>
    </style:style>
    <style:style style:name="P18" style:family="paragraph" style:parent-style-name="Standard" style:list-style-name="L10">
      <style:paragraph-properties fo:margin-top="0in" fo:margin-bottom="0in" style:line-height-at-least="0.0693in"/>
    </style:style>
    <style:style style:name="P19" style:family="paragraph" style:parent-style-name="Standard" style:list-style-name="L11">
      <style:paragraph-properties fo:margin-top="0in" fo:margin-bottom="0in" style:line-height-at-least="0.0693in"/>
    </style:style>
    <style:style style:name="P20" style:family="paragraph" style:parent-style-name="Standard" style:list-style-name="L12">
      <style:paragraph-properties fo:margin-top="0in" fo:margin-bottom="0in" style:line-height-at-least="0.0693in"/>
    </style:style>
    <style:style style:name="P21" style:family="paragraph" style:parent-style-name="Standard" style:list-style-name="L1">
      <style:paragraph-properties fo:margin-left="0.5in" fo:margin-right="0in" fo:margin-top="0in" fo:margin-bottom="0in" style:line-height-at-least="0.0693in" fo:text-indent="-0.25in" style:auto-text-indent="false"/>
      <style:text-properties fo:color="#000000" style:font-name="Times New Roman" fo:font-size="10pt" style:font-size-asian="10pt" style:font-name-complex="Times New Roman" style:font-size-complex="10pt"/>
    </style:style>
    <style:style style:name="P22" style:family="paragraph" style:parent-style-name="Standard">
      <style:paragraph-properties fo:margin-left="0.5in" fo:margin-right="0in" fo:margin-top="0in" fo:margin-bottom="0in" style:line-height-at-least="0.0693in" fo:text-indent="0in" style:auto-text-indent="false"/>
      <style:text-properties fo:color="#000000" style:font-name="Times New Roman" fo:font-size="10pt" style:font-size-asian="10pt" style:font-name-complex="Times New Roman" style:font-size-complex="10pt"/>
    </style:style>
    <style:style style:name="P23" style:family="paragraph" style:parent-style-name="Standard">
      <style:paragraph-properties fo:margin-left="0.5in" fo:margin-right="0in" fo:margin-top="0in" fo:margin-bottom="0in" style:line-height-at-least="0.0693in" fo:text-indent="0in" style:auto-text-indent="false"/>
      <style:text-properties fo:color="#000000"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T1" style:family="text">
      <style:text-properties fo:color="#000000" style:font-name="Times New Roman" fo:font-size="10pt" style:font-size-asian="10pt" style:font-name-complex="Times New Roman" style:font-size-complex="10pt"/>
    </style:style>
    <style:style style:name="T2" style:family="text">
      <style:text-properties fo:color="#000000"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T3" style:family="text">
      <style:text-properties fo:color="#000000"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T4" style:family="text">
      <style:text-properties fo:color="#000000" style:font-name="Times New Roman" fo:font-size="10pt" fo:font-style="italic" style:font-size-asian="10pt" style:font-style-asian="italic" style:font-name-complex="Times New Roman" style:font-size-complex="10pt" style:font-weight-complex="bold"/>
    </style:style>
    <style:style style:name="T5" style:family="text">
      <style:text-properties fo:color="#000000" style:font-name="Times New Roman" fo:font-size="10pt" fo:font-style="italic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6" style:family="text">
      <style:text-properties fo:color="#000000" style:font-name="Times New Roman" fo:font-size="10pt" fo:font-style="italic" fo:font-weight="normal" style:font-size-asian="10pt" style:font-style-asian="italic" style:font-weight-asian="normal" style:font-name-complex="Times New Roman" style:font-size-complex="10pt" style:font-weight-complex="normal"/>
    </style:style>
    <style:style style:name="T7" style:family="text">
      <style:text-properties fo:color="#000000" style:font-name="Times New Roman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fo:color="#000000" style:font-name="Times New Roman" fo:font-size="6.5pt" style:font-size-asian="6.5pt" style:font-name-complex="Times New Roman" style:font-size-complex="6.5pt"/>
    </style:style>
    <style:style style:name="T9" style:family="text">
      <style:text-properties fo:color="#000000" style:font-name="Symbol" fo:font-size="10pt" style:font-size-asian="10pt" style:font-name-complex="Symbol" style:font-size-complex="10pt"/>
    </style:style>
    <style:style style:name="T10" style:family="text">
      <style:text-properties fo:color="#000000" style:font-name="Times New Roman1" fo:font-size="10pt" style:font-size-asian="10pt" style:font-name-complex="Times New Roman1" style:font-size-complex="10pt"/>
    </style:style>
    <style:style style:name="T11" style:family="text">
      <style:text-properties fo:color="#000000" style:font-name="Times New Roman2" fo:font-size="10pt" fo:font-weight="bold" style:font-size-asian="10pt" style:font-weight-asian="bold" style:font-name-complex="Times New Roman2" style:font-size-complex="1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rian Fehrman</text:p>
      <text:p text:style-name="P1">28 Cobalt Drive, Rapid City, SD 57701</text:p>
      <text:p text:style-name="P3">Brian.fehrman@mines.sdsmt.edu</text:p>
      <text:p text:style-name="P2">Work History:</text:p>
      <text:list xml:id="list9175956898772374919" text:style-name="L1">
        <text:list-item>
          <text:p text:style-name="P21">CSC Teaching Assistant, SDSMT, Rapid City, South Dakota (2012 – present)</text:p>
        </text:list-item>
        <text:list-item>
          <text:p text:style-name="P21">Research Engineer, SDSMT Advanced Dynamics Lab, Rapid City, South Dakota (2007 – 2012)</text:p>
        </text:list-item>
        <text:list-item>
          <text:p text:style-name="P21">Retail Associate, Sam’s Club, Rapid City, South Dakota, (2002 – 2007)</text:p>
        </text:list-item>
      </text:list>
      <text:p text:style-name="P2">Education:</text:p>
      <text:list xml:id="list8118906164190887754" text:style-name="L2">
        <text:list-item>
          <text:p text:style-name="P12"><text:span text:style-name="T9">M.</text:span><text:span text:style-name="T1">S.</text:span><text:span text:style-name="T9"> </text:span><text:span text:style-name="T1">CSR South Dakota School of Mines and Technology, Rapid City, SD 2014</text:span></text:p>
        </text:list-item>
        <text:list-item>
          <text:p text:style-name="P12"><text:span text:style-name="T9">M.</text:span><text:span text:style-name="T10">S. M.E. </text:span><text:span text:style-name="T1"><text:s/>South Dakota School of Mines and Technology, Rapid City, SD 2012</text:span></text:p>
        </text:list-item>
        <text:list-item>
          <text:p text:style-name="P9">B.Sc. CSC South Dakota School of Mines and Technology, Rapid City, SD 2010</text:p>
        </text:list-item>
        <text:list-item>
          <text:p text:style-name="P9">Minor Math South Dakota School of Mines and Technology, Rapid City, SD 2010</text:p>
        </text:list-item>
      </text:list>
      <text:p text:style-name="P2">Background:</text:p>
      <text:list xml:id="list7399555798176771886" text:style-name="L3">
        <text:list-item>
          <text:p text:style-name="P13"><text:span text:style-name="T2">Time Reversal Acoustics</text:span><text:span text:style-name="T1">: Successfully performed time reversal signal processing to focus of acoustic stress wave energy in rods of varying media.</text:span></text:p>
        </text:list-item>
        <text:list-item>
          <text:p text:style-name="P13"><text:span text:style-name="T2">Extensive Programming</text:span><text:span text:style-name="T1">: Possesses programming knowledge that is both broad and deep which allows for using the right software tool for the job and converting code between different languages such as Matlab, C++, C#, LabVIEW, and others.</text:span></text:p>
        </text:list-item>
        <text:list-item>
          <text:p text:style-name="P13"><text:span text:style-name="T2">FGPA Data Acquisition</text:span><text:span text:style-name="T1">: Has written many programs that efficiently harness the speed and reliability of</text:span></text:p>
        </text:list-item>
      </text:list>
      <text:p text:style-name="P22">FPGA data acquisition cards.</text:p>
      <text:list xml:id="list3905093130259727142" text:style-name="L4">
        <text:list-item>
          <text:p text:style-name="P14"><text:span text:style-name="T2">Circuit Boards</text:span><text:span text:style-name="T1">: Personally designed and milled circuit boards with many hours logged on the CNC</text:span></text:p>
        </text:list-item>
      </text:list>
      <text:p text:style-name="P22">milling machine which cuts down costs of outsourcing fabrication.</text:p>
      <text:list xml:id="list4936574467497753167" text:style-name="L5">
        <text:list-item>
          <text:p text:style-name="P15"><text:span text:style-name="T2">Custom Animation</text:span><text:span text:style-name="T1">: Created a variety of computer animation programs to better help convey concepts and ideas about different lab projects.</text:span></text:p>
        </text:list-item>
        <text:list-item>
          <text:p text:style-name="P15"><text:span text:style-name="T2">Mobile Development</text:span><text:span text:style-name="T1">: Developed simple games for the android platform.</text:span></text:p>
        </text:list-item>
      </text:list>
      <text:p text:style-name="P2">Recognition / Honors:</text:p>
      <text:list xml:id="list3229768448233093367" text:style-name="L6">
        <text:list-item>
          <text:p text:style-name="P16"><text:span text:style-name="T1">3</text:span><text:span text:style-name="T8">rd </text:span><text:span text:style-name="T1">Place, South Dakota School of Mines Student Research Competition, May 2010, topic of </text:span><text:span text:style-name="T3">Self-Healing</text:span></text:p>
        </text:list-item>
      </text:list>
      <text:p text:style-name="P23">and Acoustic Time Reversal Focusing</text:p>
      <text:list xml:id="list8982704998267301285" text:style-name="L7">
        <text:list-item>
          <text:p text:style-name="P11">Recipient of a 2011 NASA SD Space Grant Award in the highest amount.</text:p>
        </text:list-item>
      </text:list>
      <text:p text:style-name="P2">Professional:</text:p>
      <text:list xml:id="list8935800178470220811" text:style-name="L8">
        <text:list-item>
          <text:p text:style-name="P10">Member of Triangle Fraternity 2008-Present</text:p>
        </text:list-item>
        <text:list-item>
          <text:p text:style-name="P10">Member of Association for Computing Machinery 2008-present</text:p>
        </text:list-item>
        <text:list-item>
          <text:p text:style-name="P10">Member of American Institute of Aeronautics and Astronautics 2009-present</text:p>
        </text:list-item>
        <text:list-item>
          <text:p text:style-name="P10">Member of SPIE 2009-Present</text:p>
        </text:list-item>
        <text:list-item>
          <text:p text:style-name="P10">Member of IEEE 2010-Present</text:p>
        </text:list-item>
      </text:list>
      <text:p text:style-name="P2">Selected Publications:</text:p>
      <text:list xml:id="list5800872867125715379" text:style-name="L9">
        <text:list-item>
          <text:p text:style-name="P17"><text:span text:style-name="T2">First Author – </text:span><text:span text:style-name="T5">Targeted Delivery of Acoustic Energy for Self-Healing.</text:span><text:span text:style-name="T6"> <text:s/></text:span><text:span text:style-name="T7">Submitted for review to the Journal of Intelligent material Systems and Structures. August 2012.</text:span></text:p>
        </text:list-item>
        <text:list-item>
          <text:p text:style-name="P17"><text:span text:style-name="T2">First Author – </text:span><text:span text:style-name="T4">Iterative Time Reversal in Dispersive and Non-Dispersive Media. <text:s/></text:span><text:span text:style-name="T1">Accepted for publication by AIAA and is to be presented at the 2012 AIAA 53rd Structures, Structural Dynamics, and Materials Conference.</text:span></text:p>
        </text:list-item>
        <text:list-item>
          <text:p text:style-name="P17"><text:span text:style-name="T2">First Author - </text:span><text:span text:style-name="T3">Time Reversed Focusing in Finite-Length Rods with Defects. </text:span><text:span text:style-name="T1">Accepted for publication by</text:span></text:p>
        </text:list-item>
      </text:list>
      <text:p text:style-name="P22">AIAA and was presented at the 2011 AIAA 52nd Structures, Structural Dynamics, and Materials Conference.</text:p>
      <text:list xml:id="list7226996020260033041" text:style-name="L10">
        <text:list-item>
          <text:p text:style-name="P18"><text:span text:style-name="T2">Co-Author - </text:span><text:span text:style-name="T3">Experiments on the focusing and use of acoustic energy to enhance the rate of polymer</text:span></text:p>
        </text:list-item>
      </text:list>
      <text:p text:style-name="P5"><text:span text:style-name="T3">healing</text:span><text:span text:style-name="T1">. Accepted for publication by SPIE and was presented at SPIE 2011 Smart Structures Conference.</text:span></text:p>
      <text:list xml:id="list3559142522667407845" text:style-name="L11">
        <text:list-item>
          <text:p text:style-name="P19"><text:span text:style-name="T2">First Author - </text:span><text:span text:style-name="T3">Using Focused Acoustic Excitation to Accelerate Crack Healing. </text:span><text:span text:style-name="T1">Published by AIAA and</text:span></text:p>
        </text:list-item>
      </text:list>
      <text:p text:style-name="P6">was presented at the 2010 AIAA 51st Structures, Structural Dynamics, and Materials Conference.</text:p>
      <text:list xml:id="list1642199895237012245" text:style-name="L12">
        <text:list-item>
          <text:p text:style-name="P20"><text:span text:style-name="T2">Co-Author </text:span><text:span text:style-name="T11">– </text:span><text:span text:style-name="T3">Electrostatic control with discrete area variation for beam steering and focusing using</text:span></text:p>
        </text:list-item>
      </text:list>
      <text:p text:style-name="P5"><text:span text:style-name="T3">membrane mirrors. </text:span><text:span text:style-name="T1">Accepted for publication by SPIE and was presented at SPIE 2010 Smart Structures</text:span></text:p>
      <text:p text:style-name="P4">Confere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OpenSymbol" svg:font-family="OpenSymbol"/>
    <style:font-face style:name="Times New Roman1" svg:font-family="'Times New Roman'" style:font-family-generic="roman"/>
    <style:font-face style:name="Calibri1" svg:font-family="Calibri" style:font-pitch="variable"/>
    <style:font-face style:name="Courier New" svg:font-family="'Courier New'" style:font-pitch="variable"/>
    <style:font-face style:name="Lohit Devanagari2" svg:font-family="'Lohit Devanagari'" style:font-pitch="variable"/>
    <style:font-face style:name="文泉驛正黑1" svg:font-family="文泉驛正黑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, Bold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fo:hyphenation-ladder-count="no-limit" style:writing-mode="lr-tb"/>
      <style:text-properties style:use-window-font-color="true" style:font-name="Calibri" fo:font-size="11pt" fo:language="en" fo:country="US" style:letter-kerning="true" style:font-name-asian="文泉驛正黑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文泉驛正黑1" style:font-size-asian="14pt" style:font-name-complex="Lohit Devanagar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-office</meta:initial-creator>
    <meta:creation-date>2012-01-11T00:36:00</meta:creation-date>
    <dc:date>2012-10-03T09:31:55</dc:date>
    <meta:print-date>2012-01-11T00:45:00</meta:print-date>
    <meta:editing-cycles>4</meta:editing-cycles>
    <meta:editing-duration>PT6M3S</meta:editing-duration>
    <meta:generator>OpenOffice.org/3.4.1$Unix OpenOffice.org_project/341m1$Build-9593</meta:generator>
    <meta:document-statistic meta:table-count="0" meta:image-count="0" meta:object-count="0" meta:page-count="1" meta:paragraph-count="43" meta:word-count="500" meta:character-count="3211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